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2" svg:width="6.0272in" svg:height="4.1075in" svg:x="0.7587in" svg:y="4.715in">
            <draw:object draw:notify-on-update-of-ranges="Planilha1.A3:Planilha1.A18 Planilha1.B1:Planilha1.B2 Planilha1.B3:Planilha1.B18" xlink:href="./Object 1" xlink:type="simple" xlink:show="embed" xlink:actuate="onLoad">
              <loext:p text:style-name="P1">‘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9.9512in" svg:height="4.0024in" svg:x="0in" svg:y="0in">
            <draw:object draw:notify-on-update-of-ranges="Planilha1.D3:Planilha1.D18 Planilha1.E1:Planilha1.E2 Planilha1.E3:Planilha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9.9083in" svg:height="4.1063in" svg:x="6.2118in" svg:y="0in">
            <draw:object draw:notify-on-update-of-ranges="Planilha1.G3:Planilha1.G18 Planilha1.H1:Planilha1.H2 Planilha1.H3:Planilha1.H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7.8591in" svg:height="5.8256in" svg:x="6.5472in" svg:y="4.1681in">
            <draw:object draw:notify-on-update-of-ranges="Planilha1.M1:Planilha1.M2 Planilha1.M3:Planilha1.M16 Planilha1.N1:Planilha1.N2 Planilha1.N3:Planilha1.N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ração Chave</text:p>
          </table:table-cell>
          <table:table-cell table:style-name="ce2"/>
          <table:table-cell/>
          <table:table-cell office:value-type="string" calcext:value-type="string">
            <text:p>Criptografia</text:p>
          </table:table-cell>
          <table:table-cell table:style-name="ce2"/>
          <table:table-cell/>
          <table:table-cell office:value-type="string" calcext:value-type="string">
            <text:p>Descriptografia</text:p>
          </table:table-cell>
          <table:table-cell table:style-name="ce2"/>
          <table:table-cell/>
          <table:table-cell office:value-type="string" calcext:value-type="string">
            <text:p>Quebra de chave</text:p>
          </table:table-cell>
          <table:table-cell table:style-name="ce2"/>
          <table:table-cell/>
          <table:table-cell table:style-name="ce1" office:value-type="string" calcext:value-type="string">
            <text:p>Quebra de chave</text:p>
          </table:table-cell>
          <table:table-cell table:style-name="ce2"/>
        </table:table-row>
        <table:table-row table:style-name="ro2">
          <table:table-cell office:value-type="string" calcext:value-type="string">
            <text:p>tamanho(bits)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tamanho(bits)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amanho(bits)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amanho (bits)</text:p>
          </table:table-cell>
          <table:table-cell office:value-type="string" calcext:value-type="string">
            <text:p>tempo (s)</text:p>
          </table:table-cell>
          <table:table-cell/>
          <table:table-cell table:style-name="ce1" office:value-type="string" calcext:value-type="string">
            <text:p>tamanho (bits)</text:p>
          </table:table-cell>
          <table:table-cell table:style-name="ce1" office:value-type="string" calcext:value-type="string">
            <text:p>tempo (s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2" calcext:value-type="float">
            <text:p>0.42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12" calcext:value-type="float">
            <text:p>2.12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17" calcext:value-type="float">
            <text:p>3.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.31" calcext:value-type="float">
            <text:p>7.3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73" calcext:value-type="float">
            <text:p>5.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.17" calcext:value-type="float">
            <text:p>34.1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.07" calcext:value-type="float">
            <text:p>12.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4.17" calcext:value-type="float">
            <text:p>74.17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2.28" calcext:value-type="float">
            <text:p>82.2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.42" calcext:value-type="float">
            <text:p>90.42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1.62" calcext:value-type="float">
            <text:p>141.62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60.27" calcext:value-type="float">
            <text:p>560.27</text:p>
          </table:table-cell>
          <table:table-cell table:number-columns-repeated="3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3.99" calcext:value-type="float">
            <text:p>583.99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4" calcext:value-type="float">
            <text:p>24</text:p>
          </table:table-cell>
          <table:table-cell office:value-type="float" office:value="1454.96" calcext:value-type="float">
            <text:p>1454.96</text:p>
          </table:table-cell>
          <table:table-cell table:number-columns-repeated="3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/00/0000</text:date>, <text:time style:data-style-name="N2" text:time-value="11:38:45.2209719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2:43:52.937683906</meta:creation-date>
    <dc:date>2022-07-17T21:51:10.240602818</dc:date>
    <meta:editing-duration>PT7H1M38S</meta:editing-duration>
    <meta:editing-cycles>3</meta:editing-cycles>
    <meta:generator>LibreOffice/6.4.7.2$Linux_X86_64 LibreOffice_project/40$Build-2</meta:generator>
    <meta:document-statistic meta:table-count="2" meta:cell-count="17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1cm" svg:height="10.434cm" xlink:href=".." xlink:type="simple" chart:class="chart:scatter" chart:style-name="ch1">
        <chart:title svg:x="5.72cm" svg:y="0.344cm" chart:style-name="ch2">
          <text:p>Geração de Chave</text:p>
        </chart:title>
        <chart:legend chart:legend-position="end" svg:x="12.405cm" svg:y="4.918cm" style:legend-expansion="high" chart:style-name="ch3"/>
        <chart:plot-area chart:style-name="ch4" table:cell-range-address="Planilha1.A3:Planilha1.B18 Planilha1.B1:Planilha1.B2" chart:data-source-has-labels="row" svg:x="1.317cm" svg:y="1.331cm" svg:width="10.782cm" svg:height="7.914cm">
          <chartooo:coordinate-region svg:x="2.044cm" svg:y="1.331cm" svg:width="9.914cm" svg:height="6.66cm"/>
          <chart:axis chart:dimension="x" chart:name="primary-x" chart:style-name="ch5">
            <chart:title svg:x="5.659cm" svg:y="9.453cm" chart:style-name="ch6">
              <text:p>tamanho(bits)</text:p>
            </chart:title>
            <chart:grid chart:style-name="ch7" chart:class="major"/>
          </chart:axis>
          <chart:axis chart:dimension="y" chart:name="primary-y" chart:style-name="ch8">
            <chart:title svg:x="0.451cm" svg:y="5.98cm" chart:style-name="ch9">
              <text:p>tempo(s)</text:p>
            </chart:title>
            <chart:grid chart:style-name="ch7" chart:class="major"/>
          </chart:axis>
          <chart:series chart:style-name="ch10" chart:values-cell-range-address="Planilha1.B3:Planilha1.B18" chart:label-cell-address="Planilha1.B1:Planilha1.B2" chart:class="chart:scatter">
            <chart:domain table:cell-range-address="Planilha1.A3:Planilha1.A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(s)</text:p>
                <text:list>
                  <text:list-item>
                    <text:p/>
                  </text:list-item>
                  <text:list-item>
                    <text:p>tempo (s)</text:p>
                  </text:list-item>
                </text:list>
                <draw:g>
                  <svg:desc>Planilha1.B1:Planilh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A3:Planilha1.A18</svg:desc>
                </draw:g>
              </table:table-cell>
              <table:table-cell office:value-type="float" office:value="0.02">
                <text:p>0.02</text:p>
                <draw:g>
                  <svg:desc>Planilha1.B3:Planilh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77cm" svg:height="10.167cm" xlink:href=".." xlink:type="simple" chart:class="chart:scatter" chart:style-name="ch1">
        <chart:title svg:x="10.696cm" svg:y="0.004cm" chart:style-name="ch2">
          <text:p>Criptografia</text:p>
        </chart:title>
        <chart:legend chart:legend-position="end" svg:x="22.874cm" svg:y="4.784cm" style:legend-expansion="high" chart:style-name="ch3"/>
        <chart:plot-area chart:style-name="ch4" table:cell-range-address="Planilha1.D3:Planilha1.E18 Planilha1.E1:Planilha1.E2" chart:data-source-has-labels="row" svg:x="1.516cm" svg:y="1.321cm" svg:width="20.853cm" svg:height="7.662cm">
          <chartooo:coordinate-region svg:x="2.428cm" svg:y="1.52cm" svg:width="19.569cm" svg:height="6.816cm"/>
          <chart:axis chart:dimension="x" chart:name="primary-x" chart:style-name="ch5">
            <chart:title svg:x="10.853cm" svg:y="9.186cm" chart:style-name="ch6">
              <text:p>tamanho (bits)</text:p>
            </chart:title>
            <chart:grid chart:style-name="ch7" chart:class="major"/>
          </chart:axis>
          <chart:axis chart:dimension="y" chart:name="primary-y" chart:style-name="ch8">
            <chart:title svg:x="0.451cm" svg:y="5.884cm" chart:style-name="ch9">
              <text:p>tempo (s)</text:p>
            </chart:title>
            <chart:grid chart:style-name="ch7" chart:class="major"/>
          </chart:axis>
          <chart:series chart:style-name="ch10" chart:values-cell-range-address="Planilha1.E3:Planilha1.E18" chart:label-cell-address="Planilha1.E1:Planilha1.E2" chart:class="chart:scatter">
            <chart:domain table:cell-range-address="Planilha1.D3:Planilha1.D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tempo</text:p>
                <text:list>
                  <text:list-item>
                    <text:p/>
                  </text:list-item>
                  <text:list-item>
                    <text:p>tempo</text:p>
                  </text:list-item>
                </text:list>
                <draw:g>
                  <svg:desc>Planilha1.E1:Planilh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D3:Planilha1.D18</svg:desc>
                </draw:g>
              </table:table-cell>
              <table:table-cell office:value-type="float" office:value="0.01">
                <text:p>0.01</text:p>
                <draw:g>
                  <svg:desc>Planilha1.E3:Planilha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68cm" svg:height="10.431cm" xlink:href=".." xlink:type="simple" chart:class="chart:scatter" chart:style-name="ch1">
        <chart:title svg:x="10.993cm" svg:y="0.344cm" chart:style-name="ch2">
          <text:p>Descriptografia</text:p>
        </chart:title>
        <chart:legend chart:legend-position="end" svg:x="22.765cm" svg:y="4.916cm" style:legend-expansion="high" chart:style-name="ch3"/>
        <chart:plot-area chart:style-name="ch4" table:cell-range-address="Planilha1.G3:Planilha1.H18 Planilha1.H1:Planilha1.H2" chart:data-source-has-labels="row" svg:x="1.514cm" svg:y="1.331cm" svg:width="20.748cm" svg:height="7.911cm">
          <chartooo:coordinate-region svg:x="2.612cm" svg:y="1.53cm" svg:width="19.278cm" svg:height="7.065cm"/>
          <chart:axis chart:dimension="x" chart:name="primary-x" chart:style-name="ch5">
            <chart:title svg:x="10.799cm" svg:y="9.45cm" chart:style-name="ch6">
              <text:p>tamanho (bits)</text:p>
            </chart:title>
            <chart:grid chart:style-name="ch7" chart:class="major"/>
          </chart:axis>
          <chart:axis chart:dimension="y" chart:name="primary-y" chart:style-name="ch8">
            <chart:title svg:x="0.451cm" svg:y="6.018cm" chart:style-name="ch9">
              <text:p>tempo (s)</text:p>
            </chart:title>
            <chart:grid chart:style-name="ch7" chart:class="major"/>
          </chart:axis>
          <chart:series chart:style-name="ch10" chart:values-cell-range-address="Planilha1.H3:Planilha1.H18" chart:label-cell-address="Planilha1.H1:Planilha1.H2" chart:class="chart:scatter">
            <chart:domain table:cell-range-address="Planilha1.G3:Planilha1.G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tempo</text:p>
                <text:list>
                  <text:list-item>
                    <text:p/>
                  </text:list-item>
                  <text:list-item>
                    <text:p>tempo</text:p>
                  </text:list-item>
                </text:list>
                <draw:g>
                  <svg:desc>Planilha1.H1:Planilh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G3:Planilha1.G18</svg:desc>
                </draw:g>
              </table:table-cell>
              <table:table-cell office:value-type="float" office:value="0.01">
                <text:p>0.01</text:p>
                <draw:g>
                  <svg:desc>Planilha1.H3:Planilha1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63cm" svg:height="14.798cm" xlink:href=".." xlink:type="simple" chart:class="chart:scatter" chart:style-name="ch1">
        <chart:title svg:x="7.477cm" svg:y="0.431cm" chart:style-name="ch2">
          <text:p>Fatoração chave pública</text:p>
        </chart:title>
        <chart:legend chart:legend-position="end" svg:x="17.058cm" svg:y="7.1cm" style:legend-expansion="high" chart:style-name="ch3"/>
        <chart:plot-area chart:style-name="ch4" table:cell-range-address="Planilha1.M1:Planilha1.N16" chart:data-source-has-labels="row" svg:x="1.41cm" svg:y="1.505cm" svg:width="15.249cm" svg:height="12.017cm">
          <chartooo:coordinate-region svg:x="2.031cm" svg:y="1.704cm" svg:width="14.255cm" svg:height="11.171cm"/>
          <chart:axis chart:dimension="x" chart:name="primary-x" chart:style-name="ch5">
            <chart:title svg:x="7.945cm" svg:y="13.817cm" chart:style-name="ch6">
              <text:p>tamanho (bits)</text:p>
            </chart:title>
            <chart:grid chart:style-name="ch7" chart:class="minor"/>
          </chart:axis>
          <chart:axis chart:dimension="y" chart:name="primary-y" chart:style-name="ch8">
            <chart:title svg:x="0.451cm" svg:y="8.245cm" chart:style-name="ch9">
              <text:p>tempo (s)</text:p>
            </chart:title>
            <chart:grid chart:style-name="ch10" chart:class="major"/>
          </chart:axis>
          <chart:series chart:style-name="ch11" chart:values-cell-range-address="Planilha1.N3:Planilha1.N16" chart:label-cell-address="Planilha1.N1:Planilha1.N2" chart:class="chart:scatter">
            <chart:domain table:cell-range-address="Planilha1.M3:Planilha1.M16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M</text:p>
              </table:table-cell>
              <table:table-cell office:value-type="string">
                <text:p>tempo (s)</text:p>
                <text:list>
                  <text:list-item>
                    <text:p/>
                  </text:list-item>
                  <text:list-item>
                    <text:p>tempo (s)</text:p>
                  </text:list-item>
                </text:list>
                <draw:g>
                  <svg:desc>Planilha1.N1:Planilh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Planilha1.M3:Planilha1.M16</svg:desc>
                </draw:g>
              </table:table-cell>
              <table:table-cell office:value-type="float" office:value="0.01">
                <text:p>0.01</text:p>
                <draw:g>
                  <svg:desc>Planilha1.N3:Planilha1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.28">
                <text:p>16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74.17">
                <text:p>7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90.42">
                <text:p>90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141.62">
                <text:p>141.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